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3" table:number-rows-repeated="8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1">00/00/0000</text:date>, <text:time style:data-style-name="N2" text:time-value="20:44:59.8510295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1T20:45:39.017967297</dc:date>
    <meta:editing-duration>PT15H42M5S</meta:editing-duration>
    <meta:editing-cycles>493</meta:editing-cycles>
    <meta:document-statistic meta:table-count="1" meta:cell-count="3086" meta:object-count="0"/>
  </office:meta>
</office:document-meta>
</file>